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style:font-name="Arial" fo:font-size="11pt" style:font-name-asian="Arial" style:font-size-asian="11pt" style:font-name-complex="Arial" style:font-size-complex="11pt"/>
    </style:style>
    <style:style style:name="P3"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style>
    <style:style style:name="P4" style:family="paragraph" style:parent-style-name="Title" style:master-page-name="Standard">
      <style:paragraph-properties fo:line-height="100%" fo:text-align="center" style:justify-single-word="false" style:page-number="auto" fo:break-before="auto" fo:break-after="auto" style:writing-mode="lr-tb"/>
    </style:style>
    <style:style style:name="P5" style:family="paragraph" style:parent-style-name="Title">
      <style:paragraph-properties fo:line-height="100%" fo:text-align="center" style:justify-single-word="false" style:writing-mode="lr-tb"/>
      <style:text-properties officeooo:rsid="000c0c34" officeooo:paragraph-rsid="000c0c34"/>
    </style:style>
    <style:style style:name="P6"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style>
    <style:style style:name="P7"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8dffe"/>
    </style:style>
    <style:style style:name="P8"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9310c"/>
    </style:style>
    <style:style style:name="P9"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a2372"/>
    </style:style>
    <style:style style:name="P10"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8dffe" officeooo:paragraph-rsid="0008dffe"/>
    </style:style>
    <style:style style:name="P11"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a2372" officeooo:paragraph-rsid="000a2372"/>
    </style:style>
    <style:style style:name="P12" style:family="paragraph" style:parent-style-name="Heading_20_3">
      <style:paragraph-properties fo:line-height="100%" fo:break-before="auto" fo:break-after="auto" style:writing-mode="lr-tb"/>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rial" fo:font-size="11pt" fo:font-style="italic" style:font-name-asian="Arial" style:font-size-asian="11pt" style:font-style-asian="italic" style:font-name-complex="Arial" style:font-size-complex="11pt" style:font-style-complex="italic"/>
    </style:style>
    <style:style style:name="T3"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4" style:family="text">
      <style:text-properties fo:color="#000000" style:text-line-through-style="none" style:text-line-through-type="none" style:font-name="Verdana" fo:font-size="10pt" fo:font-style="normal" style:text-underline-style="none" fo:font-weight="normal" officeooo:rsid="0008dffe"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normal" style:text-underline-style="none" fo:font-weight="normal" officeooo:rsid="0009310c"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color="#000000" style:text-line-through-style="none" style:text-line-through-type="none" style:font-name="Verdana" fo:font-size="10pt" fo:font-style="normal" style:text-underline-style="none" fo:font-weight="normal" officeooo:rsid="000a2372" style:font-name-asian="Verdana" style:font-size-asian="10pt" style:font-style-asian="normal" style:font-weight-asian="normal" style:font-name-complex="Verdana"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officeooo:rsid="0009310c"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303ndoie8ry"/>Statement of Purpose</text:p>
      <text:p text:style-name="P5">Max Klein for School of Information UC Berkeley</text:p>
      <text:h text:style-name="P12" text:outline-level="10"><text:bookmark text:name="h.wf6ehaa1s27e"/>Research agenda</text:h>
      <text:p text:style-name="P1"><text:span text:style-name="T1">Gender, race, sexuality, nationality, social-class, native-language, height and weight, handedness. Can we make an exhaustive list of social biases? I believe we already have, but haven’t realized it.</text:span></text:p>
      <text:p text:style-name="P2"/>
      <text:p text:style-name="P1"><text:span text:style-name="T1">Accounting for social biases is the main barrier to entry and expansion in sociotechnical systems </text:span><text:note text:id="ftn2" text:note-class="footnote"><text:note-citation>1</text:note-citation><text:note-body><text:p text:style-name="P3"><text:span text:style-name="T4">Halfaker, </text:span><text:span text:style-name="T6">Geiger, Morgan, and Reidl</text:span><text:span text:style-name="T4">. </text:span><text:a xlink:type="simple" xlink:href="http://www-users.cs.umn.edu/~halfak/publications/The_Rise_and_Decline/halfaker13rise-preprint.pdf">The Rise and Decline of an Open Collaboration System</text:a><text:span text:style-name="T4"> (2013)</text:span></text:p></text:note-body></text:note><text:span text:style-name="T1">. I'm tantalised by the idea that we could automatically detect biases we haven't yet identified, that we could uncover Rumsfeldian unknown unknowns. I propose a research agenda to classify the already-known social biases by as they appear in the collaborative technologies, and then to search for unidentified phenomena using those classifications. As an explanatory example, create a statistical model of how the known skewed distributions gender, race, and nationality exist in Wikidata, and then inspect</text:span><text:span text:style-name="T2"> all</text:span><text:span text:style-name="T1"> the property distributions for properties that match the biased patterns. The project grows more complex by allowing property-pairs (e.g. gender by race), different sociotechnical communities (e.g. Freebase, OpenStreetMap), and different models of bias (e.g. editorship-measures). If successful we may find overlooked stigmas and phobias in society, and all the while building a massive Open Dataset of comparative indexes of known social biases.</text:span></text:p>
      <text:p text:style-name="P2"/>
      <text:h text:style-name="P12" text:outline-level="10"><text:bookmark text:name="h.emic6btjw0ei"/>Preparations</text:h>
      <text:p text:style-name="P1"><text:span text:style-name="T1">This research agenda is the direct consequence of the experience I have gathered in my academic, work, and personal portfolio. They are the three strands which constitute the braid of my readiness: technical head-down-ness, Open Culture social awareness, and self-driven curiosity. <text:s/></text:span></text:p>
      <text:p text:style-name="P2"/>
      <text:p text:style-name="P1"><text:span text:style-name="T1">In Spring of 2015, I will present my research on "The Virtuous Circle of Wikipedia"</text:span><text:note text:id="ftn3" text:note-class="footnote"><text:note-citation>2</text:note-citation><text:note-body><text:p text:style-name="P10"><text:span text:style-name="T4">K</text:span><text:span text:style-name="T3">lein and Maillart </text:span><text:a xlink:type="simple" xlink:href="https://github.com/notconfusing/wiki_econ_capability/blob/master/paper/cscw/cscw2015.pdf?raw=true">The Virtuous Circle of Wikipedia</text:a><text:span text:style-name="T3"> (2014)</text:span></text:p></text:note-body></text:note><text:span text:style-name="T1"> at Computer-Supported Collaborative Work conference 2015. The paper provides a new definition and measure for the collaborativeness of a socio-technical community using economic insight and a variant of the PageRank algorithm. This will prove useful to my proposed research agenda because it will help answer the criticism of whether found biases reflect society at large, or only the biases of the editing community. It will answer that question by determining whether found biases are correlated to collaborativeness.</text:span></text:p>
      <text:p text:style-name="P2"/>
      <text:p text:style-name="P1"><text:span text:style-name="T1">Moreover my “Virtuous Circle” research has prepared me by stretching my technical strengths and weaknesses. The project was a collaboration with Berkeley iSchool PhD Thomas Maillart, who pushed me to grasp new mathematical models and higher methodological rigour. My BA in mathematics was useful in learning the required network science very quickly. In fact an early stage of the research was presented as a poster to the NetSci 2014 conference</text:span><text:note text:id="ftn4" text:note-class="footnote"><text:note-citation>3</text:note-citation><text:note-body><text:p text:style-name="P3"><text:span text:style-name="T4">Klein and Maillart </text:span><text:a xlink:type="simple" xlink:href="http://notconfusing.com/wp-content/uploads/2014/06/netsci_poster.png">Poster - The Virtuous Circle of Wikipedia</text:a><text:span text:style-name="T4"> (2014)</text:span></text:p></text:note-body></text:note><text:span text:style-name="T1">. Likewise I was also pushed to come to speed with a base computational social science literature. An example of exceeding this goal is evident in the “Method of Reflections” technique which we borrowed and utilised in the paper – after which I created the first open-source implementation of the method</text:span><text:note text:id="ftn5" text:note-class="footnote"><text:note-citation>4</text:note-citation><text:note-body><text:p text:style-name="P7"><text:span text:style-name="T4">Klein </text:span><text:a xlink:type="simple" xlink:href="http://nbviewer.ipython.org/github/notconfusing/wiki_econ_capability/blob/master/Method of Reflections Explained and Exampled.ipynb">Method of Refl</text:a><text:a xlink:type="simple" xlink:href="http://nbviewer.ipython.org/github/notconfusing/wiki_econ_capability/blob/master/Method of Reflections Explained and Exampled.ipynb"><text:span text:style-name="T5">ections Explained and Exampled</text:span></text:a><text:span text:style-name="T5"> (2014)</text:span></text:p></text:note-body></text:note><text:span text:style-name="T1">.</text:span></text:p>
      <text:p text:style-name="P2"/>
      <text:p text:style-name="P1"><text:span text:style-name="T1">To open source that algorithm was natural instinct because I am a part of the academic-hacker Wiki Research community. It was there that my blog posts on the Gender Biases in different Wikipedia languages was picked up by Hanyang University Sociology PhD Piotr Konieczny. We came to work together on creating "Wikipedia Gender Inequality Index" (WIGI</text:span><text:note text:id="ftn6" text:note-class="footnote"><text:note-citation>5</text:note-citation><text:note-body><text:p text:style-name="P3"><text:span text:style-name="T5">Klein and Konieczny </text:span><text:a xlink:type="simple" xlink:href="http://github.com/notconfusing/WIGI">WIGI: Wikipedia Gender Inequality Index </text:a><text:span text:style-name="T4"><text:s text:c="2"/></text:span></text:p></text:note-body></text:note><text:span text:style-name="T1">), an updating Open Dataset of extracted information from Biography articles across all Wikipedia Languages. My own </text:span><text:soft-page-break/><text:span text:style-name="T1">challenge here was to create the technical infrastructure to reindex, analyse and display the huge dataset each month. I also came to sharpen statistical hypothesis testing from Piotr as we first analysed the results by Date and Place of Birth, Ethnicity, Citizenship, and Language. Currently in the submission process, WIGI is an existing prototype and first step in the stream of the research agenda put forth.</text:span></text:p>
      <text:p text:style-name="P2"/>
      <text:p text:style-name="P1"><text:span text:style-name="T1">My preparedness is anchored by a final personal factor, the philosophy to assemble my own path to support instinctual intrigue. One telling fact about the above two projects is that I have not done them under the direction of an institution, either academic or industry. Both have come voluntarily without pay and on my free time. The last major directives were 3 years ago at the beginning of my stint as Research Assistant at OCLC where I was hired to improve Wikipedia-Library integration, which I accomplished by way of writing Wikipedia bots to add content from Library databases. After publishing about the process</text:span><text:note text:id="ftn7" text:note-class="footnote"><text:note-citation>6</text:note-citation><text:note-body><text:p text:style-name="P8"><text:span text:style-name="T5">Klein and Kyrios </text:span><text:a xlink:type="simple" xlink:href="http://journal.code4lib.org/articles/8964"><text:span text:style-name="T7">VIAFbot and the Integration of Library Data on Wikipedia</text:span></text:a><text:span text:style-name="T7"> </text:span><text:span text:style-name="T8">(2013)</text:span></text:p></text:note-body></text:note><text:span text:style-name="T1">, finally amassing over 2 million edits, I came to see what was driving me in the position. It was the Open Notebook Science - the source, data and analysis synched publicly online as it unfolds in front of me, thereby submitting my ideas to the full scrutiny of the internet hivemind. More and more my ideas spilled over the scope of the OCLC Research blog</text:span><text:note text:id="ftn8" text:note-class="footnote"><text:note-citation>7</text:note-citation><text:note-body><text:p text:style-name="P8"><text:span text:style-name="T5">Klein </text:span><text:a xlink:type="simple" xlink:href="http://hangingtogether.org/?author_name=Max">HangingTogether.org Blog Posts</text:a><text:span text:style-name="T5"> (2012-14) <text:s/></text:span></text:p></text:note-body></text:note><text:span text:style-name="T1">, and I started hosting them myself at</text:span><text:span text:style-name="T2"> notconfusing.com</text:span><text:note text:id="ftn9" text:note-class="footnote"><text:note-citation>8</text:note-citation><text:note-body><text:p text:style-name="P8"><text:span text:style-name="T5">Klein </text:span><text:a xlink:type="simple" xlink:href="http://notconfusing.com/category/type/research/">Notconfusing.com</text:a><text:span text:style-name="T5"> Research Blog Posts (2012-14)</text:span></text:p></text:note-body></text:note><text:span text:style-name="T1">. My natural inclinations to start investigating on my own started receiving attention and energising feedback – particularly by posts exploring the data of gender</text:span><text:note text:id="ftn10" text:note-class="footnote"><text:note-citation>9</text:note-citation><text:note-body><text:p text:style-name="P8"><text:span text:style-name="T5">Klein </text:span><text:a xlink:type="simple" xlink:href="http://notconfusing.com/sex-ratios-in-wikidata-part-iii/">Sex Ratios in Wikidata Part III</text:a><text:span text:style-name="T5"> (2014)</text:span></text:p></text:note-body></text:note><text:span text:style-name="T1"> and language</text:span><text:note text:id="ftn11" text:note-class="footnote"><text:note-citation>10</text:note-citation><text:note-body><text:p text:style-name="P8"><text:span text:style-name="T5">Klein </text:span><text:a xlink:type="simple" xlink:href="http://notconfusing.com/kumusha-takes-wiki-actionable-metrics-for-uganda-and-cote-divoire/">Actionable Metrics for Uganda and Côte D'Ivoire</text:a><text:span text:style-name="T5"> (2014)</text:span></text:p></text:note-body></text:note> <text:note text:id="ftn12" text:note-class="footnote"><text:note-citation>11</text:note-citation><text:note-body><text:p text:style-name="P8"><text:span text:style-name="T5">Klein </text:span><text:a xlink:type="simple" xlink:href="http://notconfusing.com/the-most-unique-wikipedias-according-to-wikidata/">The Most Unique Wikipedias According to Wikidata</text:a><text:span text:style-name="T5"> (2013)</text:span></text:p></text:note-body></text:note><text:span text:style-name="T1">. <text:s/>Although I didn't fully realise it then, this new networked, boss-free but still peer-reviewed world meant that I started to pursue my PhD as much as I could without a University conferring its authority.</text:span></text:p>
      <text:p text:style-name="P2"/>
      <text:h text:style-name="P12" text:outline-level="10"><text:bookmark text:name="h.ovzfewtcqk1h"/>Faculty Interest</text:h>
      <text:p text:style-name="P2"/>
      <text:p text:style-name="P1"><text:span text:style-name="T1">No blog is an island. As my research efforts become intensify I have a growing need for guidance in methodological framing and focus. In a conversation with Coye Cheshire – the faculty member with whom I'm interested in working with, I was aroused by the discussion of his research around online effects gender</text:span><text:note text:id="ftn13" text:note-class="footnote"><text:note-citation>12</text:note-citation><text:note-body><text:p text:style-name="P8"><text:span text:style-name="T5">Antin, Yee, </text:span><text:span text:style-name="T6">and </text:span><text:span text:style-name="T5">Ches</text:span><text:span text:style-name="T6">h</text:span><text:span text:style-name="T5">ire </text:span><text:a xlink:type="simple" xlink:href="http://dl.acm.org/citation.cfm?id=2038561">Gender Differences in Wikipedia Editing</text:a><text:span text:style-name="T5"> (2011)</text:span></text:p></text:note-body></text:note><text:span text:style-name="T1">, race</text:span><text:note text:id="ftn14" text:note-class="footnote"><text:note-citation>13</text:note-citation><text:note-body><text:p text:style-name="P9"><text:span text:style-name="T6">Mendelson, Shaw, Fiore, and Cheshire </text:span><text:a xlink:type="simple" xlink:href="http://psycnet.apa.org/index.cfm?fa=main.doiEventRedirect&amp;uid=&amp;pc=&amp;nextURL=http://psycnet.apa.org/journals/ppm/3/1/2.html">Black/White Dating Online</text:a><text:span text:style-name="T6"> (2014)</text:span></text:p></text:note-body></text:note><text:span text:style-name="T1">. Most fascinatingly is how they can be hypothesized to comment on trust and inequality in our society</text:span><text:note text:id="ftn15" text:note-class="footnote"><text:note-citation>14</text:note-citation><text:note-body><text:p text:style-name="P11"><text:span text:style-name="T6">C</text:span><text:span text:style-name="T3">ook and Cheshire </text:span><text:a xlink:type="simple" xlink:href="http://books.google.com/books?hl=en&amp;lr=&amp;id=WlY8zuOJf6YC&amp;oi=fnd&amp;pg=PA185&amp;ots=k4A6jPdQ_V&amp;sig=LVxLaqUU3SEy8WTqr1kXqlw4T1Y#v=onepage&amp;q&amp;f=false">Social Exchange, Power, and Inequality in Networks</text:a><text:span text:style-name="T3"> (2013)</text:span></text:p></text:note-body></text:note><text:span text:style-name="T1">. Those are precisely the larger goals I am dancing around. I would ask that he could put his hands on my shoulders and move me to the exact location of the grander questions. For the agenda outlined here I may think my worries are “How to classify bias?”. The real question is likely more poignant and sociological, only I do not know how to ask it yet.</text:span></text:p>
      <text:p text:style-name="P2"/>
      <text:p text:style-name="P1"><text:span text:style-name="T1">Training in the social science aspects of computational social science is the the hump in earning my PhD from iSchool, a waypoint on the grander arch towards becoming a professor. The end product of my education is necessarily a professorship, the position of perpetual inquiry because the end goal of my education knowing how I and others are maring sociotechnical systems with outmoded social biases, which will forever be less than fully underst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dc:creator>Max Klein</dc:creator>
    <meta:editing-cycles>6</meta:editing-cycles>
    <dc:date>2014-11-07T12:49:06.033415483</dc:date>
    <meta:editing-duration>PT27M15S</meta:editing-duration>
    <meta:document-statistic meta:table-count="0" meta:image-count="0" meta:object-count="0" meta:page-count="2" meta:paragraph-count="28" meta:word-count="1165" meta:character-count="7438" meta:non-whitespace-character-count="6290"/>
  </office:meta>
</office:document-meta>
</file>